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language="bg" fo:country="BG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езюме</text:h>
      <text:p text:style-name="Standard">Разработката на уеб сайтове е сложна. Всекидневно отстраняваме бъговe. За да не се прояви даден бъг отново трябва да напишем тест за конкретния сценарии. Повечето разработчици не знаят каква всъщност е главната идея на инструмента който ползват. За различните видове тестове трябва да се ползват различни инструменти. Времето е ценно. Ще надградим инструмент за TDD(<text:span text:style-name="T1">Test-driven development</text:span>) който е лесен и бърз за инсталиране и конфигуриране. С TDD може да създадем тестове даже за <text:bookmark-start text:name="__DdeLink__3873_1876863453"/>ненаписан<text:bookmark-end text:name="__DdeLink__3873_1876863453"/> все още код.</text:p>
      <text:p text:style-name="Standard">Една от най-важните части при тестването на уеб приложения е браузъра. Имаме нужда от истински браузър с неговите бъгове.</text:p>
      <text:p text:style-name="Standard">Инструментът има модули за превеждане на системата в познато за нас състояние на база данни MySQL. Има инструмент за изчистване на кеширана информация в memcached. Има възможност за изпълнение на потребителски команд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g" fo:country="BG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01:31:14</meta:creation-date>
    <meta:generator>LibreOffice/3.5$Linux_X86_64 LibreOffice_project/350m1$Build-2</meta:generator>
    <dc:date>2012-09-28T01:59:53</dc:date>
    <meta:editing-duration>PT23M19S</meta:editing-duration>
    <meta:editing-cycles>14</meta:editing-cycles>
    <meta:document-statistic meta:table-count="0" meta:image-count="0" meta:object-count="0" meta:page-count="1" meta:paragraph-count="4" meta:word-count="129" meta:character-count="850" meta:non-whitespace-character-count="725"/>
  </office:meta>
</office:document-meta>
</file>